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16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16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16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16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16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16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16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16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16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16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16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17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5" table:formula="of:=[.L18]+4160" office:value-type="float" office:value="7101.81722689076">
            <text:p>7101.8172268908</text:p>
          </table:table-cell>
          <table:table-cell table:style-name="ce16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16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16" table:formula="of:=SUM([.H76])" office:value-type="float" office:value="1550.57692307692">
            <text:p>1550.5769230769</text:p>
          </table:table-cell>
          <table:table-cell table:style-name="ce16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16" office:value-type="float" office:value="400">
            <text:p>400</text:p>
          </table:table-cell>
          <table:table-cell table:style-name="ce16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17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17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17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17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17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17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17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17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17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17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17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17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17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17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17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18" table:formula="of:=[.J2]-[.M2]" office:value-type="float" office:value="-1955.86405016552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18" table:formula="of:=[.J3]-[.M3]" office:value-type="float" office:value="-378.967613269084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18" table:formula="of:=[.J6]-[.M6]" office:value-type="float" office:value="-5060.78579508727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18" table:formula="of:=[.J11]-[.M11]" office:value-type="float" office:value="-5778.96761326908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18" table:formula="of:=[.J12]-[.M12]" office:value-type="float" office:value="-8560.78579508727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18" table:formula="of:=[.J13]-[.M13]" office:value-type="float" office:value="-10006.2403405418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18" table:formula="of:=[.J16]-[.M16]" office:value-type="float" office:value="-4895.77205882353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18" table:formula="of:=[.J17]-[.M17]" office:value-type="float" office:value="-3360.78579508727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18" table:formula="of:=[.J18]-[.M18]" office:value-type="float" office:value="-5378.96761326908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18" table:formula="of:=[.J19]-[.M19]" office:value-type="float" office:value="-15071.4676132691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9"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16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16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16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16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16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16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16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16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16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16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16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16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16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16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16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16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16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16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16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16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16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16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16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16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16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2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16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4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16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16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16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16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28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16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27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16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27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16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16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27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16" table:formula="of:=[.N11]-[.M11]" office:value-type="float" office:value="-3091.33107088989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16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27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27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16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16" table:formula="of:=[.N16]-[.M16]" office:value-type="float" office:value="-1133.71073328117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27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16" table:formula="of:=[.N19]-[.M19]" office:value-type="float" office:value="-4763.71073328117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16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16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16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16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1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27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27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27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1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2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4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2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3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27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3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27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1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27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2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2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2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1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16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2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3" table:formula="of:=[.N16]-[.M16]" office:value-type="float" office:value="2680.33173525821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16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2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16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2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27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2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2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29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0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2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3" table:formula="of:=[.N23]-[.M23]" office:value-type="float" office:value="328.135435685745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3" table:formula="of:=[.N24]-[.M24]" office:value-type="float" office:value="1852.49441004472">
            <text:p>1852.4944100447</text:p>
          </table:table-cell>
          <table:table-cell/>
        </table:table-row>
        <table:table-row table:style-name="ro11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3" table:formula="of:=[.N25]-[.M25]" office:value-type="float" office:value="3073.18510737628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2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27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27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29" office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0" office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27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29" office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0" office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29" office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1" office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27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29" office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1" office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27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27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27" office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29" office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1" office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1">
          <table:table-cell table:style-name="ce2" office:value-type="string">
            <text:p><text:span text:style-name="T1">1st</text:span></text:p>
          </table:table-cell>
          <table:table-cell table:style-name="ce24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27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27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27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36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27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27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36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27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29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4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36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4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5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4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27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29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0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0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0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27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29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0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0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0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27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29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0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0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0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4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37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8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27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27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1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39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1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27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1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27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1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0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1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7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29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4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1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3" office:value-type="float" office:value="-700">
            <text:p>-700</text:p>
          </table:table-cell>
        </table:table-row>
        <table:table-row table:style-name="ro11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4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37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9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1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37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9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1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1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37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27" office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29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1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7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46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27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27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1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7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1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5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1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27" office:value-type="string">
            <text:p>Սարգիս</text:p>
          </table:table-cell>
          <table:table-cell table:style-name="ce45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27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1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1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1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1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27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7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46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4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6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1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17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46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>
            <text:p>Arus</text:p>
          </table:table-cell>
          <table:table-cell/>
          <table:table-cell table:style-name="ce46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37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27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27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7" office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27" office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27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27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7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1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1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7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27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27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27" office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27" office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27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1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1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4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27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27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27" office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27" office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27" office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1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1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1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4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27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17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27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17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47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1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27" office:value-type="string">
            <text:p>Սարգիս</text:p>
          </table:table-cell>
          <table:table-cell table:style-name="ce47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27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17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3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48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48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27" office:value-type="string">
            <text:p>Տարոն</text:p>
          </table:table-cell>
          <table:table-cell table:style-name="ce45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17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Ստեփան</text:p>
          </table:table-cell>
          <table:table-cell table:style-name="ce47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9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1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17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>
            <text:p>8000</text:p>
          </table:table-cell>
          <table:table-cell table:number-columns-repeated="7"/>
        </table:table-row>
        <table:table-row table:style-name="ro11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4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27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27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4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1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4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27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4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4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1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4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27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27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4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4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1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4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)" office:value-type="float" office:value="161400">
            <text:p>161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-2300">
            <text:p>-23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4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27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27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47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27" office:value-type="string">
            <text:p>Սարգիս</text:p>
          </table:table-cell>
          <table:table-cell table:style-name="ce47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3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48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48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27" office:value-type="string">
            <text:p>Տարոն</text:p>
          </table:table-cell>
          <table:table-cell table:style-name="ce45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4" office:value-type="string">
            <text:p>Ստեփան</text:p>
          </table:table-cell>
          <table:table-cell table:style-name="ce47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4" office:value-type="string">
            <text:p>Մարինե</text:p>
          </table:table-cell>
          <table:table-cell table:style-name="ce48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1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string">
            <text:p>*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1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4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4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0079.8649475938">
            <text:p>-50079.8649475938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1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4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27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4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47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47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47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47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47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47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4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27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27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27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27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4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4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</table:table-row>
        <table:table-row table:style-name="ro5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</table:table-row>
        <table:table-row table:style-name="ro12">
          <table:table-cell table:style-name="ce24" office:value-type="string">
            <text:p>30/05/2016</text:p>
          </table:table-cell>
          <table:table-cell office:value-type="float" office:value="9500">
            <text:p>9500</text:p>
          </table:table-cell>
          <table:table-cell table:number-columns-repeated="4"/>
          <table:table-cell table:style-name="ce2" table:formula="of:=SUM([.B3:.F3])" office:value-type="float" office:value="9500">
            <text:p>9500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office:value-type="string">
            <text:p>Անժելա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office:value-type="string">
            <text:p>Արմենուհի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ce44" office:value-type="string">
            <text:p>Գայանե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0">
            <text:p>0</text:p>
          </table:table-cell>
          <table:table-cell office:value-type="string">
            <text:p>Արեգ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395.833333333333">
            <text:p>395.8333333333</text:p>
          </table:table-cell>
          <table:table-cell table:style-name="ce27" office:value-type="string">
            <text:p>Մանե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395.833333333333">
            <text:p>395.8333333333</text:p>
          </table:table-cell>
          <table:table-cell table:style-name="ce27" office:value-type="string">
            <text:p>Նանե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4:.F34])" office:value-type="float" office:value="395.833333333333">
            <text:p>395.8333333333</text:p>
          </table:table-cell>
          <table:table-cell office:value-type="string">
            <text:p>Հասմիկ Դ․</text:p>
          </table:table-cell>
          <table:table-cell table:style-name="ce47"/>
        </table:table-row>
        <table:table-row table:style-name="ro14">
          <table:table-cell table:number-columns-repeated="2"/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C34:.F34])" office:value-type="float" office:value="0">
            <text:p>0</text:p>
          </table:table-cell>
          <table:table-cell office:value-type="string">
            <text:p>Ժոզեֆ</text:p>
          </table:table-cell>
          <table:table-cell/>
        </table:table-row>
        <table:table-row table:style-name="ro14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B34:.F34])" office:value-type="float" office:value="395.833333333333">
            <text:p>395.8333333333</text:p>
          </table:table-cell>
          <table:table-cell table:style-name="ce27" office:value-type="string">
            <text:p>Սարգիս</text:p>
          </table:table-cell>
          <table:table-cell table:style-name="ce47"/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27" office:value-type="string">
            <text:p>Գենա</text:p>
          </table:table-cell>
          <table:table-cell table:style-name="Default"/>
        </table:table-row>
        <table:table-row table:style-name="ro14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34];[.F34])" office:value-type="float" office:value="0">
            <text:p>0</text:p>
          </table:table-cell>
          <table:table-cell office:value-type="string">
            <text:p>Արման</text:p>
          </table:table-cell>
          <table:table-cell/>
        </table:table-row>
        <table:table-row table:style-name="ro14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34:.F34])" office:value-type="float" office:value="395.833333333333">
            <text:p>395.8333333333</text:p>
          </table:table-cell>
          <table:table-cell office:value-type="string">
            <text:p>Սերյոժա</text:p>
          </table:table-cell>
          <table:table-cell table:style-name="ce4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34:.F34])" office:value-type="float" office:value="395.833333333333">
            <text:p>395.8333333333</text:p>
          </table:table-cell>
          <table:table-cell office:value-type="string">
            <text:p>Մհեր</text:p>
          </table:table-cell>
          <table:table-cell table:style-name="ce48"/>
        </table:table-row>
        <table:table-row table:style-name="ro14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34:.F34])" office:value-type="float" office:value="395.833333333333">
            <text:p>395.8333333333</text:p>
          </table:table-cell>
          <table:table-cell office:value-type="string">
            <text:p>Դավիթ</text:p>
          </table:table-cell>
          <table:table-cell table:style-name="ce48"/>
        </table:table-row>
        <table:table-row table:style-name="ro14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34];[.C34];[.E34];[.F34])" office:value-type="float" office:value="395.833333333333">
            <text:p>395.8333333333</text:p>
          </table:table-cell>
          <table:table-cell table:style-name="ce27" office:value-type="string">
            <text:p>Տարոն</text:p>
          </table:table-cell>
          <table:table-cell table:style-name="ce45"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office:value-type="string">
            <text:p>Հրաչ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ce34" office:value-type="string">
            <text:p>Ստեփան</text:p>
          </table:table-cell>
          <table:table-cell table:style-name="ce47"/>
        </table:table-row>
        <table:table-row table:style-name="ro12">
          <table:table-cell table:number-columns-repeated="7"/>
          <table:table-cell table:formula="of:=SUM([.B34];[.C34];[.D34];[.F34])" office:value-type="float" office:value="395.833333333333">
            <text:p>395.8333333333</text:p>
          </table:table-cell>
          <table:table-cell office:value-type="string">
            <text:p>Վահե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office:value-type="string">
            <text:p>Տաթև</text:p>
          </table:table-cell>
          <table:table-cell/>
        </table:table-row>
        <table:table-row table:style-name="ro12">
          <table:table-cell table:number-columns-repeated="7"/>
          <table:table-cell table:formula="of:=SUM([.B34:.D34];[.F34])" office:value-type="float" office:value="395.833333333333">
            <text:p>395.8333333333</text:p>
          </table:table-cell>
          <table:table-cell office:value-type="string">
            <text:p>Մովսես</text:p>
          </table:table-cell>
          <table:table-cell/>
        </table:table-row>
        <table:table-row table:style-name="ro12">
          <table:table-cell table:number-columns-repeated="7"/>
          <table:table-cell table:formula="of:=SUM([.F34])" office:value-type="float" office:value="0">
            <text:p>0</text:p>
          </table:table-cell>
          <table:table-cell table:style-name="ce34" office:value-type="string">
            <text:p>Մարինե</text:p>
          </table:table-cell>
          <table:table-cell table:style-name="ce48"/>
        </table:table-row>
        <table:table-row table:style-name="ro12">
          <table:table-cell table:number-columns-repeated="7"/>
          <table:table-cell table:formula="of:=SUM([.C34:.F34])" office:value-type="float" office:value="0">
            <text:p>0</text:p>
          </table:table-cell>
          <table:table-cell table:style-name="ce41" office:value-type="string">
            <text:p>Մարիամ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office:value-type="string">
            <text:p>Նաիրա</text:p>
          </table:table-cell>
          <table:table-cell/>
        </table:table-row>
        <table:table-row table:style-name="ro12">
          <table:table-cell table:number-columns-repeated="7"/>
          <table:table-cell table:formula="of:=SUM([.B34:.D34];[.F34])" office:value-type="float" office:value="395.833333333333">
            <text:p>395.8333333333</text:p>
          </table:table-cell>
          <table:table-cell office:value-type="string">
            <text:p>Թամարա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Edgar</text:p>
          </table:table-cell>
          <table:table-cell table:style-name="Default"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Hasmik K</text:p>
          </table:table-cell>
          <table:table-cell table:style-name="Default"/>
        </table:table-row>
        <table:table-row table:style-name="ro14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Smbat</text:p>
          </table:table-cell>
          <table:table-cell table:style-name="Default"/>
        </table:table-row>
        <table:table-row table:style-name="ro12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Ani</text:p>
          </table:table-cell>
          <table:table-cell table:style-name="Default"/>
        </table:table-row>
        <table:table-row table:style-name="ro14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Araks</text:p>
          </table:table-cell>
          <table:table-cell table:style-name="Default"/>
        </table:table-row>
        <table:table-row table:style-name="ro14">
          <table:table-cell table:number-columns-repeated="7"/>
          <table:table-cell table:formula="of:=SUM([.B34:.F34])" office:value-type="float" office:value="395.833333333333">
            <text:p>395.8333333333</text:p>
          </table:table-cell>
          <table:table-cell table:style-name="Default" office:value-type="string">
            <text:p>Meruj</text:p>
          </table:table-cell>
          <table:table-cell table:style-name="Default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1" office:value-type="float" office:value="0">
            <text:p>0</text:p>
          </table:table-cell>
          <table:table-cell table:formula="of:=[.D3]/21" office:value-type="float" office:value="0">
            <text:p>0</text:p>
          </table:table-cell>
          <table:table-cell table:formula="of:=[.E3]/17" office:value-type="float" office:value="0">
            <text:p>0</text:p>
          </table:table-cell>
          <table:table-cell table:formula="of:=[.F3]/23" office:value-type="float" office:value="0">
            <text:p>0</text:p>
          </table:table-cell>
          <table:table-cell/>
          <table:table-cell table:style-name="ce2" table:formula="of:=SUM([.H4:.H33])" office:value-type="float" office:value="9500">
            <text:p>9500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5/30/2016</text:date>, <text:time>11:1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30T11:16:50</dc:date>
    <meta:editing-duration>P7DT10H23M14S</meta:editing-duration>
    <meta:editing-cycles>2516</meta:editing-cycles>
    <meta:generator>OpenOffice/4.1.1$Unix OpenOffice.org_project/411m6$Build-9775</meta:generator>
    <dc:creator>Hasmik Dabaghyan</dc:creator>
    <meta:document-statistic meta:table-count="15" meta:cell-count="6347" meta:object-count="0"/>
  </office:meta>
</office:document-meta>
</file>